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967cm" fo:min-width="0.88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68cm" fo:min-width="0.88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68cm" fo:min-width="0.88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67cm" fo:min-width="0.886cm"/>
    </style:style>
    <style:style style:name="gr5" style:family="graphic" style:parent-style-name="standard">
      <style:graphic-properties draw:fill-color="#21409a" draw:textarea-horizontal-align="justify" draw:textarea-vertical-align="middle" draw:auto-grow-height="false" fo:min-height="0.968cm" fo:min-width="0.88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966cm" fo:min-width="0.88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68cm" fo:min-width="0.88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66cm" fo:min-width="0.88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68cm" fo:min-width="0.88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966cm" fo:min-width="0.88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21409a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1.957cm" svg:height="1.721cm" svg:x="3.302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958cm" svg:height="1.722cm" svg:x="4.77cm" svg:y="7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959cm" svg:height="1.722cm" svg:x="7.217cm" svg:y="5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1.958cm" svg:height="1.721cm" svg:x="11.622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1.958cm" svg:height="1.722cm" svg:x="11.622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959cm" svg:height="1.722cm" svg:x="7.565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1.958cm" svg:height="1.72cm" svg:x="10.643cm" svg:y="11.877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1.958cm" svg:height="1.722cm" svg:x="13.09cm" svg:y="9.724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957cm" svg:height="1.72cm" svg:x="15.537cm" svg:y="11.87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1.959cm" svg:height="1.722cm" svg:x="18.963cm" svg:y="14.028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1.957cm" svg:height="1.72cm" svg:x="21.411cm" svg:y="1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1" draw:id="id11" draw:layer="layout" svg:width="1.959cm" svg:height="1.722cm" svg:x="17.494cm" svg:y="4.988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958cm" svg:height="1.722cm" svg:x="19.94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59cm" svg:height="1.722cm" svg:x="20.901cm" svg:y="2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58cm" svg:height="1.722cm" svg:x="20.902cm" svg:y="0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6.442cm" svg:y1="7.393cm" svg:x2="7.504cm" svg:y2="6.889cm" draw:start-shape="id1" draw:start-glue-point="11" draw:end-shape="id2" draw:end-glue-point="7" svg:d="M6442 7393l1062-504" svg:viewBox="0 0 1063 505">
          <text:p/>
        </draw:connector>
        <draw:connector draw:style-name="gr11" draw:text-style-name="P4" draw:layer="layout" draw:type="line" svg:x1="5.056cm" svg:y1="8.611cm" svg:x2="4.281cm" svg:y2="10.585cm" draw:start-shape="id1" draw:start-glue-point="7" draw:end-shape="id3" draw:end-glue-point="4" svg:d="M5056 8611l-775 1974" svg:viewBox="0 0 776 1975">
          <text:p/>
        </draw:connector>
        <draw:connector draw:style-name="gr11" draw:text-style-name="P4" draw:layer="layout" draw:type="line" svg:x1="4.973cm" svg:y1="12.054cm" svg:x2="7.852cm" svg:y2="13.631cm" draw:start-shape="id3" draw:start-glue-point="9" draw:end-shape="id4" draw:end-glue-point="5" svg:d="M4973 12054l2879 1577" svg:viewBox="0 0 2880 1578">
          <text:p/>
        </draw:connector>
        <draw:connector draw:style-name="gr11" draw:text-style-name="P4" draw:layer="layout" draw:type="line" svg:x1="9.524cm" svg:y1="14.24cm" svg:x2="10.929cm" svg:y2="13.345cm" draw:start-shape="id4" draw:start-glue-point="10" draw:end-shape="id5" draw:end-glue-point="7" svg:d="M9524 14240l1405-895" svg:viewBox="0 0 1406 896">
          <text:p/>
        </draw:connector>
        <draw:connector draw:style-name="gr11" draw:text-style-name="P4" draw:layer="layout" draw:type="line" svg:x1="12.315cm" svg:y1="12.129cm" svg:x2="13.376cm" svg:y2="11.194cm" draw:start-shape="id5" draw:start-glue-point="11" draw:end-shape="id6" draw:end-glue-point="7" svg:d="M12315 12129l1061-935" svg:viewBox="0 0 1062 936">
          <text:p/>
        </draw:connector>
        <draw:connector draw:style-name="gr11" draw:text-style-name="P4" draw:layer="layout" draw:type="line" svg:x1="14.762cm" svg:y1="11.194cm" svg:x2="15.823cm" svg:y2="12.129cm" draw:start-shape="id6" draw:start-glue-point="9" draw:end-shape="id7" draw:end-glue-point="5" svg:d="M14762 11194l1061 935" svg:viewBox="0 0 1062 936">
          <text:p/>
        </draw:connector>
        <draw:connector draw:style-name="gr11" draw:text-style-name="P4" draw:layer="layout" draw:type="line" svg:x1="17.208cm" svg:y1="13.345cm" svg:x2="19.25cm" svg:y2="14.28cm" draw:start-shape="id7" draw:start-glue-point="9" draw:end-shape="id8" draw:end-glue-point="5" svg:d="M17208 13345l2042 935" svg:viewBox="0 0 2043 936">
          <text:p/>
        </draw:connector>
        <draw:connector draw:style-name="gr11" draw:text-style-name="P4" draw:layer="layout" draw:type="line" svg:x1="20.635cm" svg:y1="14.28cm" svg:x2="21.697cm" svg:y2="12.484cm" draw:start-shape="id8" draw:start-glue-point="11" draw:end-shape="id9" draw:end-glue-point="7" svg:d="M20635 14280l1062-1796" svg:viewBox="0 0 1063 1797">
          <text:p/>
        </draw:connector>
        <draw:connector draw:style-name="gr11" draw:text-style-name="P4" draw:layer="layout" draw:type="line" svg:x1="22.39cm" svg:y1="11.016cm" svg:x2="21.614cm" svg:y2="9.472cm" draw:start-shape="id9" draw:start-glue-point="4" draw:end-shape="id10" draw:end-glue-point="9" svg:d="M22390 11016l-776-1544" svg:viewBox="0 0 777 1545">
          <text:p/>
        </draw:connector>
        <draw:connector draw:style-name="gr11" draw:text-style-name="P4" draw:layer="layout" draw:type="line" svg:x1="20.228cm" svg:y1="8.254cm" svg:x2="19.166cm" svg:y2="6.458cm" draw:start-shape="id10" draw:start-glue-point="5" draw:end-shape="id11" draw:end-glue-point="9" svg:d="M20228 8254l-1062-1796" svg:viewBox="0 0 1063 1797">
          <text:p/>
        </draw:connector>
        <draw:connector draw:style-name="gr11" draw:text-style-name="P4" draw:layer="layout" draw:type="line" svg:x1="17.781cm" svg:y1="5.24cm" svg:x2="13.58cm" svg:y2="4.559cm" draw:start-shape="id11" draw:start-glue-point="5" draw:end-shape="id12" draw:end-glue-point="10" svg:d="M17781 5240l-4201-681" svg:viewBox="0 0 4202 682">
          <text:p/>
        </draw:connector>
        <draw:connector draw:style-name="gr11" draw:text-style-name="P4" draw:layer="layout" draw:type="line" svg:x1="8.889cm" svg:y1="5.671cm" svg:x2="11.622cm" svg:y2="4.559cm" draw:start-shape="id2" draw:start-glue-point="11" draw:end-shape="id12" draw:end-glue-point="6" svg:d="M8889 5671l2733-1112" svg:viewBox="0 0 2734 1113">
          <text:p/>
        </draw:connector>
        <draw:connector draw:style-name="gr11" draw:text-style-name="P4" draw:layer="layout" draw:type="line" svg:x1="12.601cm" svg:y1="3.698cm" svg:x2="12.601cm" svg:y2="1.976cm" draw:start-shape="id12" draw:start-glue-point="4" draw:end-shape="id13" draw:end-glue-point="8" svg:d="M12601 3698v-1722" svg:viewBox="0 0 1 1723">
          <text:p/>
        </draw:connector>
        <draw:frame draw:style-name="gr12" draw:text-style-name="P5" draw:layer="layout" svg:width="4.826cm" svg:height="1.016cm" svg:x="23.114cm" svg:y="0.762cm">
          <draw:text-box>
            <text:p>= Base station</text:p>
          </draw:text-box>
        </draw:frame>
        <draw:frame draw:style-name="gr12" draw:text-style-name="P5" draw:layer="layout" svg:width="4.886cm" svg:height="1.016cm" svg:x="23.114cm" svg:y="3.048cm">
          <draw:text-box>
            <text:p>= Sensor Node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3:06:04.731781637</meta:creation-date>
    <dc:date>2019-02-18T13:35:59.799230089</dc:date>
    <meta:editing-duration>PT29M54S</meta:editing-duration>
    <meta:editing-cycles>5</meta:editing-cycles>
    <meta:generator>LibreOffice/6.0.7.3$Linux_X86_64 LibreOffice_project/00m0$Build-3</meta:generator>
    <meta:document-statistic meta:object-count="53"/>
  </office:meta>
</office:document-meta>
</file>